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family-generic="swiss" style:font-pitch="variable"/>
    <style:font-face style:name="TexMaths Roman" svg:font-family="'TexMaths Roman'" style:font-pitch="variable"/>
    <style:font-face style:name="TexMaths Roman1" svg:font-family="'TexMaths Roman'"/>
    <style:font-face style:name="TexMaths Symbols" svg:font-family="'TexMaths Symbols'" style:font-pitch="variable"/>
    <style:font-face style:name="TexMaths Symbols1" svg:font-family="'TexMaths Symbols'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44cm" fo:min-width="2.194cm" fo:wrap-option="wrap"/>
    </style:style>
    <style:style style:name="gr2" style:family="graphic" style:parent-style-name="standard">
      <style:graphic-properties draw:textarea-horizontal-align="justify" draw:textarea-vertical-align="middle" draw:auto-grow-height="false" fo:min-height="1.995cm" fo:min-width="1.745cm" fo:wrap-option="wrap" style:writing-mode="lr-tb"/>
      <style:paragraph-properties style:writing-mode="lr-tb"/>
    </style:style>
    <style:style style:name="gr3" style:family="graphic" style:parent-style-name="objectwithoutfill">
      <style:graphic-properties draw:marker-end="Arrowheads_20_28" draw:marker-end-width="0.3cm" draw:fill="none" draw:textarea-vertical-align="middle"/>
      <style:paragraph-properties style:writing-mode="lr-tb"/>
    </style:style>
    <style:style style:name="gr4" style:family="graphic" style:parent-style-name="objectwithoutfill">
      <style:graphic-properties draw:marker-end="Arrowheads_20_30" draw:marker-end-width="0.3cm" draw:fill="none" draw:textarea-vertical-align="middle"/>
      <style:paragraph-properties style:writing-mode="lr-tb"/>
    </style:style>
    <style:style style:name="gr5" style:family="graphic" style:parent-style-name="objectwithoutfill">
      <style:graphic-properties draw:marker-end="Arrowheads_20_32" draw:marker-end-width="0.3cm" draw:fill="none" draw:textarea-vertical-align="middle"/>
      <style:paragraph-properties style:writing-mode="lr-tb"/>
    </style:style>
    <style:style style:name="gr6" style:family="graphic" style:parent-style-name="objectwithoutfill">
      <style:graphic-properties draw:marker-end="Arrowheads_20_36" draw:marker-end-width="0.3cm" draw:fill="none" draw:textarea-vertical-align="middle"/>
      <style:paragraph-properties style:writing-mode="lr-tb"/>
    </style:style>
    <style:style style:name="gr7" style:family="graphic" style:parent-style-name="objectwithoutfill">
      <style:graphic-properties draw:marker-end="Arrowheads_20_38" draw:marker-end-width="0.3cm" draw:fill="none" draw:textarea-vertical-align="middl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93cm" fo:min-width="19.54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9cm" fo:min-width="9.203cm"/>
      <style:paragraph-properties style:writing-mode="lr-tb"/>
    </style:style>
    <style:style style:name="gr10" style:family="graphic" style:parent-style-name="objectwithoutfill">
      <style:graphic-properties draw:marker-end="Arrowheads_20_39" draw:marker-end-width="0.3cm" draw:fill="none" draw:textarea-vertical-align="middle"/>
    </style:style>
    <style:style style:name="gr11" style:family="graphic" style:parent-style-name="objectwithoutfill">
      <style:graphic-properties draw:marker-end="Arrowheads_20_40" draw:marker-end-width="0.3cm" draw:fill="none" draw:textarea-vertical-align="middle"/>
      <style:paragraph-properties style:writing-mode="lr-tb"/>
    </style:style>
    <style:style style:name="gr12" style:family="graphic" style:parent-style-name="objectwithoutfill">
      <style:graphic-properties draw:marker-end="Arrowheads_20_41" draw:marker-end-width="0.3cm" draw:fill="none" draw:textarea-vertical-align="middle"/>
    </style:style>
    <style:style style:name="gr13" style:family="graphic" style:parent-style-name="objectwithoutfill">
      <style:graphic-properties draw:marker-end="Arrowheads_20_42" draw:marker-end-width="0.3cm" draw:fill="none" draw:textarea-vertical-align="middle"/>
    </style:style>
    <style:style style:name="gr14" style:family="graphic" style:parent-style-name="objectwithoutfill">
      <style:graphic-properties draw:marker-end="Arrowheads_20_43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text-shadow="none" style:letter-kerning="true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Symbols1" fo:font-size="18pt" fo:font-style="normal" fo:text-shadow="none" style:text-underline-style="none" fo:font-weight="normal" style:letter-kerning="true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TexMaths Symbols1" fo:font-size="18pt" fo:font-style="normal" style:text-underline-style="none" fo:font-weight="normal" style:font-name-asian="TexMaths Symbols1" style:font-size-asian="18pt" style:font-style-asian="normal" style:font-weight-asian="normal" style:font-name-complex="TexMaths Symbols1" style:font-size-complex="18pt" style:font-style-complex="normal" style:font-weight-complex="normal"/>
    </style:style>
    <style:style style:name="T5" style:family="text">
      <style:text-properties style:font-name="TexMaths Roman1" fo:font-size="18pt" fo:font-style="normal" style:text-underline-style="none" fo:font-weight="normal" style:font-name-asian="TexMaths Roman1" style:font-size-asian="18pt" style:font-style-asian="normal" style:font-weight-asian="normal" style:font-name-complex="TexMaths Roman1" style:font-size-complex="18pt" style:font-style-complex="normal" style:font-weight-complex="normal"/>
    </style:style>
    <style:style style:name="T6" style:family="text">
      <style:text-properties style:font-name="Liberation Sans3" fo:font-size="18pt" fo:font-style="normal" style:text-underline-style="none" fo:font-weight="normal" style:font-name-asian="Liberation Sans3" style:font-size-asian="18pt" style:font-style-asian="normal" style:font-weight-asian="normal" style:font-name-complex="Liberation Sans3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3.81cm" svg:height="3.81cm" svg:x="24.812cm" svg:y="16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3.175cm" svg:height="3.175cm" svg:x="20.375cm" svg:y="9.255cm">
          <text:p text:style-name="P1">q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3.175cm" svg:height="3.175cm" svg:x="25.137cm" svg:y="9.255cm">
          <text:p text:style-name="P1">q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3.175cm" svg:height="3.175cm" svg:x="15.612cm" svg:y="9.255cm">
          <text:p text:style-name="P1">q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3.175cm" svg:height="3.175cm" svg:x="3.857cm" svg:y="9.255cm">
          <text:p text:style-name="P1">q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3.175cm" svg:height="3.175cm" svg:x="10.842cm" svg:y="9.255cm">
          <text:p text:style-name="P1">q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175cm" svg:height="3.175cm" svg:x="25.105cm" svg:y="16.507cm">
          <text:p text:style-name="P1">q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14.017cm" svg:y1="10.843cm" svg:x2="15.612cm" svg:y2="10.843cm" draw:start-shape="id1" draw:start-glue-point="10" draw:end-shape="id2" draw:end-glue-point="6" svg:d="M14017 10843h1595" svg:viewBox="0 0 1596 1">
          <text:p text:style-name="P1"/>
          <text:p text:style-name="P1">1</text:p>
        </draw:connector>
        <draw:connector draw:style-name="gr4" draw:text-style-name="P3" draw:layer="layout" svg:x1="18.787cm" svg:y1="10.843cm" svg:x2="20.375cm" svg:y2="10.843cm" draw:start-shape="id2" draw:start-glue-point="10" draw:end-shape="id3" draw:end-glue-point="6" svg:d="M18787 10843h1588" svg:viewBox="0 0 1589 1">
          <text:p text:style-name="P1"/>
          <text:p text:style-name="P1">1</text:p>
        </draw:connector>
        <draw:connector draw:style-name="gr5" draw:text-style-name="P3" draw:layer="layout" svg:x1="23.55cm" svg:y1="10.843cm" svg:x2="25.137cm" svg:y2="10.843cm" draw:start-shape="id3" draw:start-glue-point="10" draw:end-shape="id4" draw:end-glue-point="6" svg:d="M23550 10843h1587" svg:viewBox="0 0 1588 1">
          <text:p text:style-name="P1"/>
          <text:p text:style-name="P1">1</text:p>
        </draw:connector>
        <draw:connector draw:style-name="gr6" draw:text-style-name="P3" draw:layer="layout" svg:x1="7.032cm" svg:y1="10.843cm" svg:x2="10.842cm" svg:y2="10.842cm" draw:start-shape="id5" draw:start-glue-point="10" draw:end-shape="id1" svg:d="M7032 10843h1905v-1h1905" svg:viewBox="0 0 3811 2">
          <text:p text:style-name="P1"/>
          <text:p text:style-name="P1">1</text:p>
        </draw:connector>
        <draw:connector draw:style-name="gr7" draw:text-style-name="P3" draw:layer="layout" svg:x1="0.978cm" svg:y1="10.845cm" svg:x2="3.857cm" svg:y2="10.843cm" draw:end-shape="id5" draw:end-glue-point="6" svg:d="M978 10845h1189v-2h1690" svg:viewBox="0 0 2880 3">
          <text:p text:style-name="P1"/>
          <text:p text:style-name="P1">START</text:p>
        </draw:connector>
        <draw:frame draw:style-name="gr8" draw:text-style-name="P5" draw:layer="layout" svg:width="20.041cm" svg:height="4.543cm" svg:x="1cm" svg:y="1cm">
          <draw:text-box>
            <text:p>States</text:p>
            <text:p>q0: “open” (ignore case)</text:p>
            <text:p text:style-name="P4">q1: “unlock” (ignore case)</text:p>
            <text:p text:style-name="P4">q2: “c” (ignore case)</text:p>
            <text:p text:style-name="P4">q3: “m” (ignore case)</text:p>
            <text:p text:style-name="P4"><text:span text:style-name="T1">q4: “w” </text:span><text:span text:style-name="T2">∨</text:span><text:span text:style-name="T3"> “up” </text:span><text:span text:style-name="T2">∨</text:span><text:span text:style-name="T3"> “s” </text:span><text:span text:style-name="T2">∨</text:span><text:span text:style-name="T3"> “down” </text:span><text:span text:style-name="T2">∨</text:span><text:span text:style-name="T3"> “a” </text:span><text:span text:style-name="T2">∨</text:span><text:span text:style-name="T3"> “left” </text:span><text:span text:style-name="T2">∨</text:span><text:span text:style-name="T3"> “d” </text:span><text:span text:style-name="T2">∨</text:span><text:span text:style-name="T3"> “right”</text:span> (ignore case)</text:p>
          </draw:text-box>
        </draw:frame>
        <draw:frame draw:style-name="gr9" draw:text-style-name="P5" draw:layer="layout" svg:width="9.703cm" svg:height="1.699cm" svg:x="1cm" svg:y="5.968cm">
          <draw:text-box>
            <text:p>Language</text:p>
            <text:p><text:span text:style-name="T4">L=</text:span><text:span text:style-name="T5">{</text:span><text:span text:style-name="T4">w ∈ </text:span><text:span text:style-name="T5">{</text:span><text:span text:style-name="T4">0,1</text:span><text:span text:style-name="T5">}</text:span><text:span text:style-name="T4"> | w </text:span><text:span text:style-name="T5"><text:s/>ends in </text:span><text:span text:style-name="T4"><text:s/>11111</text:span><text:span text:style-name="T5">}</text:span><text:span text:style-name="T6"> </text:span></text:p>
          </draw:text-box>
        </draw:frame>
        <draw:connector draw:style-name="gr10" draw:text-style-name="P3" draw:layer="layout" svg:x1="26.725cm" svg:y1="12.43cm" svg:x2="26.717cm" svg:y2="16.19cm" draw:start-shape="id4" draw:start-glue-point="8" draw:end-shape="id6" draw:end-glue-point="4" svg:d="M26725 12430v1880h-8v1880" svg:viewBox="0 0 9 3761">
          <text:p/>
        </draw:connector>
        <draw:connector draw:style-name="gr11" draw:text-style-name="P3" draw:layer="layout" svg:x1="12.43cm" svg:y1="9.255cm" svg:x2="5.445cm" svg:y2="9.255cm" draw:start-shape="id1" draw:start-glue-point="4" draw:end-shape="id5" draw:end-glue-point="4" svg:d="M12430 9255v-502h-6985v502" svg:viewBox="0 0 6986 503">
          <text:p text:style-name="P1">0</text:p>
        </draw:connector>
        <draw:connector draw:style-name="gr12" draw:text-style-name="P3" draw:layer="layout" svg:x1="17.2cm" svg:y1="9.255cm" svg:x2="5.445cm" svg:y2="9.255cm" draw:start-shape="id2" draw:start-glue-point="4" draw:end-shape="id5" draw:end-glue-point="4" svg:d="M17200 9255v-502h-11755v502" svg:viewBox="0 0 11756 503">
          <text:p/>
        </draw:connector>
        <draw:connector draw:style-name="gr13" draw:text-style-name="P3" draw:layer="layout" svg:x1="21.963cm" svg:y1="9.255cm" svg:x2="5.445cm" svg:y2="9.255cm" draw:start-shape="id3" draw:start-glue-point="4" draw:end-shape="id5" draw:end-glue-point="4" svg:d="M21963 9255v-502h-16518v502" svg:viewBox="0 0 16519 503">
          <text:p/>
        </draw:connector>
        <draw:connector draw:style-name="gr14" draw:text-style-name="P3" draw:layer="layout" svg:x1="26.725cm" svg:y1="9.255cm" svg:x2="5.444cm" svg:y2="9.255cm" draw:start-shape="id4" draw:start-glue-point="4" draw:end-shape="id5" svg:d="M26725 9255v-502h-21281v502" svg:viewBox="0 0 21282 503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 Devanagari2" svg:font-family="'Noto Sans Devanagari'" style:font-family-generic="swiss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Noto Sans3" svg:font-family="'Noto Sans'" style:font-family-generic="swiss" style:font-pitch="variable"/>
    <style:font-face style:name="TexMaths Roman" svg:font-family="'TexMaths Roman'" style:font-pitch="variable"/>
    <style:font-face style:name="TexMaths Roman1" svg:font-family="'TexMaths Roman'"/>
    <style:font-face style:name="TexMaths Symbols" svg:font-family="'TexMaths Symbols'" style:font-pitch="variable"/>
    <style:font-face style:name="TexMaths Symbols1" svg:font-family="'TexMaths Symbols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8" draw:display-name="Arrowheads 28" svg:viewBox="0 0 20 20" svg:d="M0 20l10-20 10 20z"/>
    <draw:marker draw:name="Arrowheads_20_30" draw:display-name="Arrowheads 30" svg:viewBox="0 0 20 20" svg:d="M0 20l10-20 10 20z"/>
    <draw:marker draw:name="Arrowheads_20_32" draw:display-name="Arrowheads 32" svg:viewBox="0 0 20 20" svg:d="M0 20l10-20 10 20z"/>
    <draw:marker draw:name="Arrowheads_20_36" draw:display-name="Arrowheads 36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opold Meinel</meta:initial-creator>
    <meta:creation-date>2023-09-20T18:17:40.160721466</meta:creation-date>
    <meta:generator>LibreOffice/7.5.6.2$Linux_X86_64 LibreOffice_project/50$Build-2</meta:generator>
    <dc:date>2023-09-21T12:50:20.016113526</dc:date>
    <dc:creator>Leopold Meinel</dc:creator>
    <meta:editing-duration>PT2H38S</meta:editing-duration>
    <meta:editing-cycles>12</meta:editing-cycles>
    <meta:document-statistic meta:object-count="19"/>
  </office:meta>
</office:document-meta>
</file>